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2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10.418cm"/>
    </style:style>
    <style:style style:name="co5" style:family="table-column">
      <style:table-column-properties fo:break-before="auto" style:column-width="3.898cm"/>
    </style:style>
    <style:style style:name="co6" style:family="table-column">
      <style:table-column-properties fo:break-before="auto" style:column-width="13.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37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13"/>
        <table:table-column table:style-name="co4" table:default-cell-style-name="ce6"/>
        <table:table-column table:style-name="co1" table:default-cell-style-name="Default"/>
        <table:table-column table:style-name="co5" table:default-cell-style-name="Default"/>
        <table:table-column table:style-name="co1" table:default-cell-style-name="ce13"/>
        <table:table-column table:style-name="co6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4" office:value-type="string" calcext:value-type="string">
            <text:p>Di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  <table:table-cell table:style-name="ce1"/>
          <table:table-cell table:style-name="ce4" office:value-type="string" calcext:value-type="string">
            <text:p>Seman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</table:table-row>
        <table:table-row table:style-name="ro1">
          <table:table-cell/>
          <table:table-cell office:value-type="date" office:date-value="2020-08-07" calcext:value-type="date">
            <text:p>0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meros pasos – Hello World – Instalando FreeRTOS</text:p>
          </table:table-cell>
          <table:table-cell table:style-name="ce1"/>
          <table:table-cell table:style-name="ce5" office:value-type="date" office:date-value="2020-08-02" calcext:value-type="date">
            <text:p>02/08/20</text:p>
          </table:table-cell>
          <table:table-cell table:formula="of:=SUM([.C3:.C4])" office:value-type="float" office:value="5" calcext:value-type="float">
            <text:p>5</text:p>
          </table:table-cell>
          <table:table-cell table:style-name="ce6" office:value-type="string" calcext:value-type="string">
            <text:p>Primeros pasos – Instalacion FreeRTOS – Tareas simples</text:p>
          </table:table-cell>
        </table:table-row>
        <table:table-row table:style-name="ro1">
          <table:table-cell/>
          <table:table-cell office:value-type="date" office:date-value="2020-08-08" calcext:value-type="date">
            <text:p>08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eRTOS instalado – Funcionando GPIO y contador</text:p>
          </table:table-cell>
          <table:table-cell table:style-name="ce1"/>
          <table:table-cell table:style-name="ce5" office:value-type="date" office:date-value="2020-08-09" calcext:value-type="date">
            <text:p>09/08/20</text:p>
          </table:table-cell>
          <table:table-cell table:formula="of:=SUM([.C5:.C9])" office:value-type="float" office:value="12" calcext:value-type="float">
            <text:p>12</text:p>
          </table:table-cell>
          <table:table-cell table:style-name="ce6" office:value-type="string" calcext:value-type="string">
            <text:p>Pasaje a C++ - Lectura de API – Jugando con Wifi</text:p>
          </table:table-cell>
        </table:table-row>
        <table:table-row table:style-name="ro1">
          <table:table-cell/>
          <table:table-cell table:style-name="ce5" office:value-type="date" office:date-value="2020-08-09" calcext:value-type="date">
            <text:p>09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aje a C++ - Lectura de APIs</text:p>
          </table:table-cell>
          <table:table-cell table:style-name="ce1"/>
          <table:table-cell table:style-name="ce5" office:value-type="date" office:date-value="2020-08-16" calcext:value-type="date">
            <text:p>16/08/20</text:p>
          </table:table-cell>
          <table:table-cell table:formula="of:=SUM([.C10:.C13])" office:value-type="float" office:value="8" calcext:value-type="float">
            <text:p>8</text:p>
          </table:table-cell>
          <table:table-cell table:style-name="ce6" office:value-type="string" calcext:value-type="string">
            <text:p>Lectura informe Catalfamo – Estudio de I2C</text:p>
          </table:table-cell>
        </table:table-row>
        <table:table-row table:style-name="ro1">
          <table:table-cell/>
          <table:table-cell table:style-name="ce5" office:value-type="date" office:date-value="2020-08-10" calcext:value-type="date">
            <text:p>10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Scanner</text:p>
          </table:table-cell>
          <table:table-cell table:style-name="ce1"/>
          <table:table-cell table:style-name="ce5" office:value-type="date" office:date-value="2020-08-23" calcext:value-type="date">
            <text:p>23/08/20</text:p>
          </table:table-cell>
          <table:table-cell table:formula="of:=SUM([.C14:.C19])" office:value-type="float" office:value="19" calcext:value-type="float">
            <text:p>19</text:p>
          </table:table-cell>
          <table:table-cell table:style-name="ce6" office:value-type="string" calcext:value-type="string">
            <text:p>Primeras mediciones con MPU mediante I2C</text:p>
          </table:table-cell>
        </table:table-row>
        <table:table-row table:style-name="ro1">
          <table:table-cell/>
          <table:table-cell table:style-name="ce5" office:value-type="date" office:date-value="2020-08-11" calcext:value-type="date">
            <text:p>1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nto de conexión Wifi – Agregado de WifiConnection</text:p>
          </table:table-cell>
          <table:table-cell table:style-name="ce1"/>
          <table:table-cell table:style-name="ce5" office:value-type="date" office:date-value="2020-08-30" calcext:value-type="date">
            <text:p>30/08/20</text:p>
          </table:table-cell>
          <table:table-cell table:formula="of:=SUM([.C20:.C23])" office:value-type="float" office:value="16" calcext:value-type="float">
            <text:p>16</text:p>
          </table:table-cell>
          <table:table-cell table:style-name="ce6" office:value-type="string" calcext:value-type="string">
            <text:p>Uso de FIFO y NVS – Uso de librerias externas – Buen funcionamiento</text:p>
          </table:table-cell>
        </table:table-row>
        <table:table-row table:style-name="ro1">
          <table:table-cell/>
          <table:table-cell table:style-name="ce5" office:value-type="date" office:date-value="2020-08-13" calcext:value-type="date">
            <text:p>13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IntReceiver – Restructuracion de proyecto</text:p>
          </table:table-cell>
          <table:table-cell table:style-name="ce1"/>
          <table:table-cell table:style-name="ce5" office:value-type="date" office:date-value="2020-09-06" calcext:value-type="date">
            <text:p>06/09/20</text:p>
          </table:table-cell>
          <table:table-cell table:formula="of:=SUM([.C24:.C27])" office:value-type="float" office:value="16" calcext:value-type="float">
            <text:p>16</text:p>
          </table:table-cell>
          <table:table-cell table:style-name="ce6" office:value-type="string" calcext:value-type="string">
            <text:p>Uso de RTC – Calibrado – Valores de 8 bits</text:p>
          </table:table-cell>
        </table:table-row>
        <table:table-row table:style-name="ro1">
          <table:table-cell/>
          <table:table-cell table:style-name="ce5" office:value-type="date" office:date-value="2020-08-14" calcext:value-type="date">
            <text:p>1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regado de sleepmode</text:p>
          </table:table-cell>
          <table:table-cell table:style-name="ce1"/>
          <table:table-cell table:style-name="ce5" office:value-type="date" office:date-value="2020-09-13" calcext:value-type="date">
            <text:p>13/09/20</text:p>
          </table:table-cell>
          <table:table-cell table:formula="of:=SUM([.C28:.C31])" office:value-type="float" office:value="15" calcext:value-type="float">
            <text:p>15</text:p>
          </table:table-cell>
          <table:table-cell table:style-name="ce6" office:value-type="string" calcext:value-type="string">
            <text:p>Transferencia de datos entre tareas – Comienzo con HTTP</text:p>
          </table:table-cell>
        </table:table-row>
        <table:table-row table:style-name="ro1">
          <table:table-cell/>
          <table:table-cell office:value-type="date" office:date-value="2020-08-16" calcext:value-type="date">
            <text:p>16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Connection – Conexion andando</text:p>
          </table:table-cell>
          <table:table-cell table:style-name="ce1"/>
          <table:table-cell table:style-name="ce5" office:value-type="date" office:date-value="2020-09-20" calcext:value-type="date">
            <text:p>20/09/20</text:p>
          </table:table-cell>
          <table:table-cell table:formula="of:=SUM([.C32:.C35])" office:value-type="float" office:value="13" calcext:value-type="float">
            <text:p>13</text:p>
          </table:table-cell>
          <table:table-cell table:style-name="ce7" office:value-type="string" calcext:value-type="string">
            <text:p>Envio de datos por HTTP – Funcionamientos terminados – Comienzo SPIFFS</text:p>
          </table:table-cell>
        </table:table-row>
        <table:table-row table:style-name="ro1">
          <table:table-cell/>
          <table:table-cell office:value-type="date" office:date-value="2020-08-17" calcext:value-type="date">
            <text:p>17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socket y envio de mensaje</text:p>
          </table:table-cell>
          <table:table-cell table:style-name="ce1"/>
          <table:table-cell table:style-name="ce5" office:value-type="date" office:date-value="2020-09-27" calcext:value-type="date">
            <text:p>27/09/20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/>
          <table:table-cell office:value-type="date" office:date-value="2020-08-20" calcext:value-type="date">
            <text:p>20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TasksLists task</text:p>
          </table:table-cell>
          <table:table-cell table:style-name="ce1"/>
          <table:table-cell table:style-name="ce5" office:value-type="date" office:date-value="2020-10-04" calcext:value-type="date">
            <text:p>04/10/20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/>
          <table:table-cell office:value-type="date" office:date-value="2020-08-21" calcext:value-type="date">
            <text:p>2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ctura informe practica – Comienzo con i2c</text:p>
          </table:table-cell>
          <table:table-cell table:style-name="ce1"/>
          <table:table-cell table:style-name="ce5" office:value-type="date" office:date-value="2020-10-11" calcext:value-type="date">
            <text:p>11/10/20</text:p>
          </table:table-cell>
          <table:table-cell table:formula="of:=SUM([.C36:.C38])" office:value-type="float" office:value="12" calcext:value-type="float">
            <text:p>12</text:p>
          </table:table-cell>
          <table:table-cell table:style-name="ce6" office:value-type="string" calcext:value-type="string">
            <text:p>Pulida del filesystem – Prueba pasada – Funcionando</text:p>
          </table:table-cell>
        </table:table-row>
        <table:table-row table:style-name="ro1">
          <table:table-cell/>
          <table:table-cell table:style-name="ce5" office:value-type="date" office:date-value="2020-08-24" calcext:value-type="date">
            <text:p>2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cionando i2c conectado a si mismo</text:p>
          </table:table-cell>
          <table:table-cell table:style-name="ce1"/>
          <table:table-cell table:style-name="ce5" office:value-type="date" office:date-value="2020-10-18" calcext:value-type="date">
            <text:p>18/10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5" office:value-type="date" office:date-value="2020-08-25" calcext:value-type="date">
            <text:p>25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figuracion de NVS</text:p>
          </table:table-cell>
          <table:table-cell table:style-name="ce1"/>
          <table:table-cell table:style-name="ce5" office:value-type="date" office:date-value="2020-10-25" calcext:value-type="date">
            <text:p>25/10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5" office:value-type="date" office:date-value="2020-08-26" calcext:value-type="date">
            <text:p>26/08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ctura (sin sensor) de datos y manejo de punteros</text:p>
          </table:table-cell>
          <table:table-cell table:style-name="ce1"/>
          <table:table-cell table:style-name="ce5" office:value-type="date" office:date-value="2020-11-01" calcext:value-type="date">
            <text:p>01/11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5" office:value-type="date" office:date-value="2020-08-27" calcext:value-type="date">
            <text:p>2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ienzo a configurar MPU correctamente</text:p>
          </table:table-cell>
          <table:table-cell table:style-name="ce1"/>
          <table:table-cell table:style-name="ce5" office:value-type="date" office:date-value="2020-11-08" calcext:value-type="date">
            <text:p>08/11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5" office:value-type="date" office:date-value="2020-08-28" calcext:value-type="date">
            <text:p>28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fifo ints – pasaje a signed ints</text:p>
          </table:table-cell>
          <table:table-cell table:style-name="ce1"/>
          <table:table-cell table:style-name="ce5" office:value-type="date" office:date-value="2020-11-15" calcext:value-type="date">
            <text:p>15/11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5" office:value-type="date" office:date-value="2020-08-29" calcext:value-type="date">
            <text:p>29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bios en log – Salida filtrada</text:p>
          </table:table-cell>
          <table:table-cell table:style-name="ce1"/>
          <table:table-cell table:style-name="ce5" office:value-type="date" office:date-value="2020-11-22" calcext:value-type="date">
            <text:p>22/11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8-31" calcext:value-type="date">
            <text:p>31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evo branch – Trabajo con fifo</text:p>
          </table:table-cell>
          <table:table-cell table:style-name="ce1"/>
          <table:table-cell table:style-name="ce5" office:value-type="date" office:date-value="2020-11-29" calcext:value-type="date">
            <text:p>29/11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9-01" calcext:value-type="date">
            <text:p>01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ge – FIFO funcionando – Add i2clib y libfort</text:p>
          </table:table-cell>
          <table:table-cell table:style-name="ce1"/>
          <table:table-cell table:style-name="ce5" office:value-type="date" office:date-value="2020-12-06" calcext:value-type="date">
            <text:p>06/12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9-02" calcext:value-type="date">
            <text:p>02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o de blob en NVS</text:p>
          </table:table-cell>
          <table:table-cell table:style-name="ce1"/>
          <table:table-cell table:style-name="ce5" office:value-type="date" office:date-value="2020-12-13" calcext:value-type="date">
            <text:p>13/12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9-04" calcext:value-type="date">
            <text:p>04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o completo del NVS – Primera salida fallida</text:p>
          </table:table-cell>
          <table:table-cell/>
          <table:table-cell table:style-name="ce5" office:value-type="date" office:date-value="2020-12-20" calcext:value-type="date">
            <text:p>20/12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5" office:value-type="date" office:date-value="2020-09-07" calcext:value-type="date">
            <text:p>07/09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mites de NVS – Publicacion en stackoverflow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date" office:date-value="2020-09-08" calcext:value-type="date">
            <text:p>08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Cambio a RTC – Funcionando</text:p>
          </table:table-cell>
          <table:table-cell/>
          <table:table-cell table:style-name="ce4" office:value-type="string" calcext:value-type="string">
            <text:p>Tiempo total [h]</text:p>
          </table:table-cell>
          <table:table-cell table:formula="of:=SUM([.G3:.G23])" office:value-type="float" office:value="116" calcext:value-type="float">
            <text:p>116</text:p>
          </table:table-cell>
          <table:table-cell/>
        </table:table-row>
        <table:table-row table:style-name="ro1">
          <table:table-cell/>
          <table:table-cell table:style-name="ce5" office:value-type="date" office:date-value="2020-09-09" calcext:value-type="date">
            <text:p>09/09/2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Usando half float – Agregado de esqueleto p/wifi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date" office:date-value="2020-09-11" calcext:value-type="date">
            <text:p>11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Agregado de calibracion y escalado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09-14" calcext:value-type="date">
            <text:p>14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Problemas con Framework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09-15" calcext:value-type="date">
            <text:p>15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Envio de datos a MainTask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09-16" calcext:value-type="date">
            <text:p>16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Envio de datos a TransferTask – Pruebas con TCP-UDP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09-18" calcext:value-type="date">
            <text:p>18/09/2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Agregado de HTTPS – No funciona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0" office:value-type="date" office:date-value="2020-09-21" calcext:value-type="date">
            <text:p>21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Funcionamiento HTTP – Requerimientos terminados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0" office:value-type="date" office:date-value="2020-09-22" calcext:value-type="date">
            <text:p>22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Mejoras en envio – Bateria no conecta wifi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0" office:value-type="date" office:date-value="2020-09-23" calcext:value-type="date">
            <text:p>23/09/2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Medidas de corriente, problema persiste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0" office:value-type="date" office:date-value="2020-09-25" calcext:value-type="date">
            <text:p>25/09/20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Nuevo branch – SPIFFS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10-12" calcext:value-type="date">
            <text:p>12/10/2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Mejorado branch SPIFFS y merge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10-13" calcext:value-type="date">
            <text:p>13/10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Fixes y mejoras varias – Apto para prueba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10-14" calcext:value-type="date">
            <text:p>14/10/20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Fixes – Prueba pasada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date" office:date-value="2020-10-19" calcext:value-type="date">
            <text:p>19/10/20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Nada – Pruebas con placa nueva</text:p>
          </table:table-cell>
          <table:table-cell table:number-columns-repeated="2"/>
          <table:table-cell table:style-name="Default"/>
          <table:table-cell/>
        </table:table-row>
        <table:table-row table:style-name="ro1" table:number-rows-repeated="3">
          <table:table-cell/>
          <table:table-cell table:style-name="ce6" table:number-columns-repeated="2"/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4" office:value-type="string" calcext:value-type="string">
            <text:p>Tiempo total [h]</text:p>
          </table:table-cell>
          <table:table-cell table:style-name="ce15" table:formula="of:=SUM([.C3:.C42])" office:value-type="float" office:value="118" calcext:value-type="float">
            <text:p>118</text:p>
          </table:table-cell>
          <table:table-cell table:style-name="Default"/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AR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 style:data-style-name="N2" text:time-value="10:48:25.9580865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7T18:21:49.840398203</meta:creation-date>
    <dc:date>2020-10-19T10:50:23.168601607</dc:date>
    <meta:editing-duration>PT7H31M31S</meta:editing-duration>
    <meta:editing-cycles>56</meta:editing-cycles>
    <meta:generator>LibreOffice/7.0.2.2$Linux_X86_64 LibreOffice_project/00$Build-2</meta:generator>
    <meta:document-statistic meta:table-count="1" meta:cell-count="164" meta:object-count="0"/>
  </office:meta>
</office:document-meta>
</file>